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lobal-zeroclipboard-html-bridge" text:anchor-type="page" text:anchor-page-number="1" svg:x="0cm" svg:y="-264.557cm" svg:width="0.041cm" draw:z-index="0">
        <draw:text-box fo:min-height="0.041cm">
          <text:p text:style-name="Text_20_body"/>
        </draw:text-box>
      </draw:frame>
      <text:h text:style-name="Heading_20_1" text:outline-level="1"><text:bookmark text:name="_ref404185574"/><text:bookmark text:name="TI000001194"/><text:bookmark text:name="_ref237783618"/><text:bookmark text:name="_ref350940505"/><text:bookmark text:name="_ref350940506"/><text:bookmark text:name="_ref356473054"/>Глава 35. Внешние компоненты</text:h>
      <text:h text:style-name="Heading_20_2" text:outline-level="2"><text:bookmark text:name="_ref452043082"/><text:bookmark text:name="TI000001866"/><text:bookmark text:name="IssOgl1_35.1_Общая_информация"/>35.1. Общая информация</text:h>
      <text:p text:style-name="Text_20_body">«1С:Предприятие» является расширяемой системой. Для расширения функциональных возможностей используются внешние компоненты.</text:p>
      <text:p text:style-name="Text_20_body">В системе используются две технологии создания внешних компонент:</text:p>
      <text:p text:style-name="Text_20_body">● с использованием Native API,</text:p>
      <text:p text:style-name="Text_20_body">● с использованием технологии COM.</text:p>
      <text:p text:style-name="Text_20_body">Это позволяет создавать внешние компоненты для:</text:p>
      <text:p text:style-name="Text_20_body">1. ОС семейства Windows и ОС семейства Linux.</text:p>
      <text:p text:style-name="Text_20_body">2. Веб-клиента, работающего в веб-браузерах Microsoft Internet Explorer, Mozilla Firefox, Google Chrome и Safari.</text:p>
      <text:p text:style-name="Text_20_body">3. Мобильного приложения, работающего под управлением мобильных ОС iOS, Android и Windows.</text:p>
      <text:p text:style-name="Text_20_body">Внешние компоненты, предназначенные для работы в среде веб-клиента или мобильного приложения, должны быть упакованы в zip-архив особой структуры. Такой файл можно использовать также на сервере «1С:Предприятия» и в других клиентах.</text:p>
      <text:p text:style-name="Text_20_body">При работе с компонентами, написанными с использованием Native API, следует придерживаться следующей схемы работы:</text:p>
      <text:p text:style-name="Text_20_body">● В интерфейсе реализуется команда, которая вызывает установку внешней компоненты на компьютер пользователя (метод глобального контекста УстановитьВнешнююКомпоненту()). Данная операция обязательная для работы в тонком и веб-клиентах.</text:p>
      <text:p text:style-name="Text_20_body">● Компонента подключается с помощью метода ПодключитьВнешнююКомпоненту(). При этом следует помнить, что попытка подключить неустановленную компоненту приведет к ошибке.</text:p>
      <text:p text:style-name="Text_20_body">● Подключенная компонента используется согласно предоставленному программному интерфейсу.</text:p>
      <text:p text:style-name="Text_20_body">совет. Не следует объединять в один программный код установку и подключение внешней компоненты. Установка считается однократным событием, и повторная установка вызовет интерактивное исключение.</text:p>
      <text:p text:style-name="Text_20_body">Если используется компонента, упакованная в zip-архив, то для указания параметров внешней компоненты (имя устанавливаемого файла, тип, архитектура, используемый веб-браузера) служит специальный файл-манифест, формируемый разработчиком компоненты.</text:p>
      <text:p text:style-name="Text_20_body">Получаемые из конфигурации или информационной базы внешние компоненты сохраняются после получения и используются при последующем подключении без повторного получения (компонента, используемая на сервере, сохраняется только на время работы рабочего процесса сервера).</text:p>
      <text:p text:style-name="Text_20_body">Примечание. Подключение внешних компонент, выполненных по технологии СОМ, с помощью методов ЗагрузитьВнешнююКомпоненту(), ПодключитьВнешнююКомпоненту(), а также регистрация объектов компоненты выполняются «для пользователя». Если регистрация «для пользователя» завершилась неудачно, то предпринимается попытка выполнить регистрацию «для компьютера».</text:p>
      <text:p text:style-name="Text_20_body">Если внешняя компонента подключается с помощью метода ПодключитьВнешнююКомпоненту(), то формирование параметра в операторе Новый() (имени создаваемого типа) выполняется из следующих частей:</text:p>
      <text:p text:style-name="Text_20_body">● Текст Addin.;</text:p>
      <text:p text:style-name="Text_20_body"><text:soft-page-break/>● Имя, указанное в качестве параметра Имя метода ПодключитьВнешнююКомпоненту();</text:p>
      <text:p text:style-name="Text_20_body">● Имя объекта, реализованного во внешней компоненте.</text:p>
      <text:p text:style-name="Text_20_body">Если во внешней компоненте реализован объект Таймер и подключение внешней компоненты выполняется следующим образом: ПодключитьВнешнююКомпоненту(НавСсылка, "MyName");, то для создания объекта из внешней компоненты, следует указать следующий идентификатор: Новый("Addin.MyName.Таймер").</text:p>
      <text:p text:style-name="Text_20_body">Подробная информация по разработке внешних компонент приводится на Портале 1С:ИТС (<text:a xlink:type="simple" xlink:href="https://its.1c.ru/db/metod8dev/content/3221/hdoc" office:target-frame-name="_top" xlink:show="replace" text:style-name="Internet_20_link" text:visited-style-name="Visited_20_Internet_20_Link">http://its.1c.ru/db/metod8dev#content:3221:hdoc</text:a>).</text:p>
      <text:h text:style-name="Heading_20_2" text:outline-level="2"><text:bookmark text:name="TI000001195"/><text:bookmark text:name="IssOgl1_35.2_Особенности_работы_в_тонком_и_толстом_клиентах"/>35.2. Особенности работы в тонком и толстом клиентах</text:h>
      <text:p text:style-name="Text_20_body">При работе в толстом и тонком клиентах можно использовать как внешние компоненты, разработанные по технологии COM, так и внешние компоненты, разработанные по технологии Native API (как отдельными файлами на диске, так и в zip-архивах особого вида).</text:p>
      <text:p text:style-name="Text_20_body">Для обновления компоненты достаточно повторно выполнить операцию установки внешней компоненты с помощью метода УстановитьВнешнююКомпоненту().</text:p>
      <text:p text:style-name="Text_20_body">В момент установки внешние компоненты устанавливаются в каталог %APPDATA%\1C\1Cv8\ExtCompT. Каталог установки внешних компонент не считается кешем и не очищается при вызове «1С:Предприятия» с ключом командной строки ClearCache. Использование метода УстановитьВнешнююКомпоненту() для тонкого клиента является обязательным.</text:p>
      <text:h text:style-name="Heading_20_2" text:outline-level="2"><text:bookmark text:name="_ref360107234"/><text:bookmark text:name="_ref360107233"/><text:bookmark text:name="_ref350948447"/><text:bookmark text:name="_ref350948446"/><text:bookmark text:name="TI000001196"/><text:bookmark text:name="IssOgl1_35.3_Особенности_работы_в_веб-клиенте"/>35.3. Особенности работы в веб-клиенте</text:h>
      <text:p text:style-name="Text_20_body">При работе в веб-клиенте можно использовать компоненты, разработанные по технологии Native API или COM и упакованные в zip-архив особого вида. Компоненты, разработанные по технологии COM, можно использовать только в том случае, если веб-клиент работает в ОС семейства Windows. При установке файла внешней компоненты будет запрошено разрешение пользователя на установку расширения.</text:p>
      <text:p text:style-name="Text_20_body">Особенности настройки веб-браузеров для работы с внешними компонентами см. <text:a xlink:type="simple" xlink:href="https://its.1c.ru/db/v8313doc/bookmark/adm/TI000000250" office:target-frame-name="_top" xlink:show="replace" text:style-name="Internet_20_link" text:visited-style-name="Visited_20_Internet_20_Link">здесь</text:a>.</text:p>
      <text:p text:style-name="Text_20_body">Каждая внешняя компонента устанавливается в виде отдельного расширения веб-браузера. Такое расширение представляет собой установочный пакет, подготовленный специальным образом для конкретного вида браузеров. Внешние компоненты устанавливаются:</text:p>
      <text:p text:style-name="Text_20_body">● для веб-браузера Microsoft Internet Explorer ‑ в каталог %ALLUSERSPROFILE%\Application Data\1C\1CEWebExt (%ALLUSERSPROFILE%\1C\1CEWebExt для ОС Windows Vista и выше);</text:p>
      <text:p text:style-name="Text_20_body">● для веб-браузера Mozilla Firefox ‑ в каталог профиля текущего пользователя веб-браузера (создается веб-браузером);</text:p>
      <text:p text:style-name="Text_20_body">● для веб-браузера Google Chrome ‑ в каталог профиля текущего пользователя веб-браузера (создается веб-браузером);</text:p>
      <text:p text:style-name="Text_20_body">● для веб-браузера Safari ‑ определяется разработчиком внешней компоненты.</text:p>
      <text:p text:style-name="Text_20_body">Возможно удаление внешних компонент:</text:p>
      <text:p text:style-name="Text_20_body">● для веб-браузера Microsoft Internet Explorer ‑ через механизм установки/удаления программ панели управления;</text:p>
      <text:p text:style-name="Text_20_body">● для веб-браузера Mozilla Firefox ‑ через механизм работы с дополнениями веб-браузера;</text:p>
      <text:p text:style-name="Text_20_body">● для веб-браузера Google Chrome ‑ через механизм работы с плагинами веб-браузера (переход по ссылке chrome://plugins);</text:p>
      <text:p text:style-name="Text_20_body"><text:soft-page-break/>● для веб-браузера Safari ‑ стандартным способом.</text:p>
      <text:p text:style-name="Text_20_body">ВНИМАНИЕ! Подключение внешних компонент из файла на диске для веб-клиента в целях безопасности не поддерживается.</text:p>
      <text:p text:style-name="Text_20_body">Также следует помнить, что работа с COM-объектами доступна только в веб-браузере Microsoft Internet Explorer и ОС Windows. Также отсутствует поддержка типа COMSafeArray и возможность совершать вызовы методов COM-объектов, которые работают со значениями данного типа.</text:p>
      <text:p text:style-name="Text_20_body">Для обновления компоненты необходимо выполнить одну из следующих операций:</text:p>
      <text:p text:style-name="Text_20_body">● удалить компоненту, как указано выше, и заново выполнить установку с помощью метода УстановитьВнешнююКомпоненту();</text:p>
      <text:p text:style-name="Text_20_body">● изменить имя объекта компоненты в исходном тексте компоненты и в файле манифеста (при этом имя файла с компонентой может не меняться) и заново выполнить установку с помощью метода УстановитьВнешнююКомпоненту().</text:p>
      <text:p text:style-name="Text_20_body">При использовании внешних компонент в конфигурации следует придерживаться определенных правил и рекомендаций. Выполнение этих правил необходимо для того, чтобы внешние компоненты устанавливались без проблем на всех поддерживаемых веб-браузерах.</text:p>
      <text:p text:style-name="Text_20_body">● Исключить использование конструкций вида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Если Не ПодключитьВнешнююКомпоненту() Тогда</text:p>
      <text:p text:style-name="Preformatted_20_Text"><text:s text:c="4"/>УстановитьВнешнююКомпоненту()</text:p>
      <text:p text:style-name="P1">КонецЕсли;</text:p>
      <text:p text:style-name="Text_20_body">● Установка внешней компоненты или расширений платформы (расширение работы с файлами, расширение работы с криптографией) должна быть интерактивной. Пользователь прикладного решения должен самостоятельно принять решение об установке. В диалоге установки должно быть сказано, для чего нужна компонента и что не будет работать, если ее не устанавливать.</text:p>
      <text:p text:style-name="Text_20_body">● Рекомендуется интегрировать установку внешней компоненты в процесс выполнения прикладного действия. Например:</text:p>
      <text:p text:style-name="Text_20_body">1. Пользователь воспользовался командой Отправить отчет.</text:p>
      <text:p text:style-name="Text_20_body">2. Для этого прикладному решению необходимо, чтобы была установлена какая-либо внешняя компонента.</text:p>
      <text:p text:style-name="Text_20_body">3. Прикладное решение проверяет, установлена или нет внешняя компонента.</text:p>
      <text:p text:style-name="Text_20_body">4. Если внешняя компонента не установлена, пользователю отображается диалоговое окно, содержащую информацию о том, что для отправки отчета нужно установить компоненту и две кнопки: для установки внешней компоненты и для продолжения отправки отчета.</text:p>
      <text:p text:style-name="Text_20_body">5. Затем пользователь последовательно выполняет два интерактивных действия:</text:p>
      <text:p text:style-name="Text_20_body">1. Установку внешней компоненты;</text:p>
      <text:p text:style-name="Text_20_body">2. Продолжение отправки отчета.</text:p>
      <text:p text:style-name="Text_20_body">● В прикладном решении должны быть реализованы инструменты для установки пользователем внешних компонент и расширений платформы в любой момент работы. Действия по установке внешних компонент и расширений платформы не обязательно должны выполняться в процессе выполнения какого-либо действия.</text:p>
      <text:h text:style-name="Heading_20_2" text:outline-level="2"><text:bookmark text:name="TI000001197"/><text:bookmark text:name="IssOgl1_35.4_Особенности_работы_на_сервере"/><text:soft-page-break/>35.4. Особенности работы на сервере</text:h>
      <text:p text:style-name="Text_20_body">При работе на сервере «1С:Предприятия» допустимо использовать только компоненты, разработанные по технологии Native API, которые могут быть как отдельными файлами, так и упакованными в специальные zip-архивы.</text:p>
      <text:p text:style-name="Text_20_body">Для подключения внешней компоненты используется метод ПодключитьВнешнююКомпоненту() (без использования метода УстановитьВнешнююКомпоненту(), который недоступен на сервере).</text:p>
      <text:p text:style-name="Text_20_body">При работе на сервере желательно выполнять подключение внешней компоненты непосредственно перед ее использованием. Кроме того, компоненты, используемые на сервере, должны поддерживать все архитектуры и платформы. Это связано с тем, что в общем случае серверный код может исполняться на разных рабочих процессах (в разные моменты времени), которые могут исполняться на разных компьютерах. При этом компьютеры могут быть как разной архитектуры, так и функционировать под управлением различных операционных систем.</text:p>
      <text:p text:style-name="Text_20_body">Файл внешней компоненты сохраняется рабочим процессом до своего перезапуска, поэтому повторное подключение внешней компоненты (до перезапуска рабочего процесса или переключения исполнения на другой рабочий процесс) происходит быстрее, чем первое подключение.</text:p>
      <text:h text:style-name="Heading_20_2" text:outline-level="2"><text:bookmark text:name="_ref403661285"/><text:bookmark text:name="_ref452041650"/><text:bookmark text:name="TI000001867"/><text:bookmark text:name="IssOgl1_35.5_Особенности_использования_в_мобильном_приложении"/>35.5. Особенности использования в мобильном приложении</text:h>
      <text:p text:style-name="Text_20_body">В мобильном приложении допускается использовать только компоненты, разработанные по технологии Native API, которые могут быть как отдельными файлами, так и упакованными в zip-архивы особого вида.</text:p>
      <text:p text:style-name="Text_20_body">Более подробно особенности использования внешних компонент в мобильном приложении см. <text:a xlink:type="simple" xlink:href="https://its.1c.ru/db/content/v8313doc/src/руководство%20разработчика/глава%2026.%20разработка%20для%20мобильных%20устройств.htm?_=1542379434#_ref452045177" text:style-name="Internet_20_link" text:visited-style-name="Visited_20_Internet_20_Link">здесь</text:a>.</text:p>
      <text:h text:style-name="Heading_20_2" text:outline-level="2"><text:bookmark text:name="_ref405477405"/><text:bookmark text:name="_ref405477404"/><text:bookmark text:name="TI000001509"/><text:bookmark text:name="IssOgl1_35.6_Асинхронная_работа_с_внешней_компонентой"/>35.6. Асинхронная работа с внешней компонентой</text:h>
      <text:p text:style-name="Text_20_body">Использование внешних компонент в асинхронном режиме имеет ряд особенностей:</text:p>
      <text:p text:style-name="Text_20_body">1. Подключение внешней компоненты выполняется с помощью асинхронного метода НачатьПодключениеВнешнейКомпоненты().</text:p>
      <text:p text:style-name="Text_20_body">2. Для обращения к свойствам внешней компоненты следует использовать асинхронные методы НачатьУстановку&lt;ИмяСвойства&gt;() и НачатьПолучение&lt;ИмяСвойства&gt;().</text:p>
      <text:p text:style-name="Text_20_body">3. Вместо обращения к методу компоненты следует использовать асинхронные методы НачатьВызов&lt;ИмяМетода&gt;().</text:p>
      <text:p text:style-name="Text_20_body">Методы Начать…() автоматически добавляются платформой к существующим свойствам и методам внешней компоненты. Саму внешнюю компоненту не требуется отдельно перерабатывать для поддержки работы в асинхронном режиме, однако необходимо выполнить перекомпиляцию существующей внешней компоненты для поддержки асинхронной работы.</text:p>
      <text:p text:style-name="Text_20_body">Для метода НачатьВызов…() первым параметров следует указывать описание оповещения, а остальные параметры соответствуют набору параметров оригинального метода внешней компоненты.</text:p>
      <text:p text:style-name="Text_20_body">При использовании веб-браузеров Google Chrome и Mozilla Firefox поддерживается только асинхронное подключение и использование внешних компонент, в том время как для других веб-браузеров допустимо использование как синхронного, так и асинхронного способа работы. Это определяется свойством конфигурации Режим использования синхронных вызовов расширений платформы и внешних компонент (см. <text:a xlink:type="simple" xlink:href="https://its.1c.ru/db/content/v8313doc/src/руководство%20разработчика/глава%205.%20объекты%20конфигурации.htm?_=1542379434#_ref370288523" text:style-name="Internet_20_link" text:visited-style-name="Visited_20_Internet_20_Link">здесь</text:a>).</text:p>
      <text:h text:style-name="Heading_20_2" text:outline-level="2"><text:bookmark text:name="TI000001198"/><text:bookmark text:name="IssOgl1_35.7_Примеры_работы_с_внешней_компонентой"/><text:soft-page-break/>35.7. Примеры работы с внешней компонентой</text:h>
      <text:h text:style-name="Heading_20_3" text:outline-level="3"><text:bookmark text:name="TI000001199"/><text:bookmark text:name="IssOgl2_35.7.1_Технология_Native_API"/>35.7.1. Технология Native API</text:h>
      <text:p text:style-name="Text_20_body">Внешние компоненты, выполненные по технологии Native API, можно подключать не только в клиентских приложениях, но и на сервере приложений «1С:Предприятия».</text:p>
      <text:p text:style-name="Text_20_body">При работе компоненты на сервере вызов ПодключитьВнешнююКомпоненту() необходимо выполнять каждый раз перед созданием экземпляра внешней компоненты, т. к. в общем случае неизвестно, на каком сервере будет исполняться вызов (это может быть Windows, Linux, 32-разрядная или 64-разрядная ОС).</text:p>
      <text:h text:style-name="Heading_20_4" text:outline-level="4"><text:bookmark text:name="TI000001200"/><text:bookmark text:name="IssOgl3_35.7.1.1_Установка_внешней_компоненты_на_клиента"/>35.7.1.1. Установка внешней компоненты на клиента</text:h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1">УстановитьВнешнююКомпоненту("ОбщийМакет.ДрайверСканераШтрихкодов");</text:p>
      <text:h text:style-name="Heading_20_4" text:outline-level="4"><text:bookmark text:name="TI000001201"/><text:bookmark text:name="IssOgl3_35.7.1.2_Загрузка_из_файла_на_диске"/>35.7.1.2. Загрузка из файла на диске</text:h>
      <text:p text:style-name="Text_20_body">Файл внешней компоненты должен находиться на компьютере пользователя и быть доступен в пути поиска (переменная окружения PATH) операционной системы.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СисИнфо = Новый СистемнаяИнформация;</text:p>
      <text:p text:style-name="Preformatted_20_Text">Если СисИнфо.ТипПлатформы = ТипПлатформы.Windows_x86 Тогда</text:p>
      <text:p text:style-name="Preformatted_20_Text"><text:s text:c="4"/>ПодключитьВнешнююКомпоненту("AddInCPP.dll", "MyName", ТипВнешнейКомпоненты.Native);</text:p>
      <text:p text:style-name="Preformatted_20_Text">ИначеЕсли СисИнфо.ТипПлатформы = ТипПлатформы.Windows_x86_64 Тогда</text:p>
      <text:p text:style-name="Preformatted_20_Text"><text:s text:c="4"/>ПодключитьВнешнююКомпоненту("AddInCPP64.dll", "MyName", ТипВнешнейКомпоненты.Native);</text:p>
      <text:p text:style-name="Preformatted_20_Text">ИначеЕсли СисИнфо.ТипПлатформы = ТипПлатформы.Linux_x86 Тогда</text:p>
      <text:p text:style-name="Preformatted_20_Text"><text:s text:c="4"/>ПодключитьВнешнююКомпоненту("libAddInCPP.so", "MyName", ТипВнешнейКомпоненты.Native);</text:p>
      <text:p text:style-name="Preformatted_20_Text">Иначе</text:p>
      <text:p text:style-name="Preformatted_20_Text"><text:s text:c="4"/>ПодключитьВнешнююКомпоненту("libAddInCPP64.so", "MyName", ТипВнешнейКомпоненты.Native);</text:p>
      <text:p text:style-name="Preformatted_20_Text">КонецЕсли;</text:p>
      <text:p text:style-name="P1">ОбъектКомпоненты = Новый("AddIn.MyName.ComponentExtension");</text:p>
      <text:p text:style-name="Text_20_body">Примечание. Следует обратить внимание на формирование параметра в команде Новый.</text:p>
      <text:h text:style-name="Heading_20_4" text:outline-level="4"><text:bookmark text:name="TI000001202"/><text:bookmark text:name="IssOgl3_35.7.1.3_Загрузка_компоненты_из_макета"/>35.7.1.3. Загрузка компоненты из макета</text:h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СисИнфо = Новый СистемнаяИнформация;</text:p>
      <text:p text:style-name="Preformatted_20_Text">Если СисИнфо.ТипПлатформы = ТипПлатформы.Windows_x86 Тогда</text:p>
      <text:p text:style-name="Preformatted_20_Text"><text:s text:c="4"/>ПодключитьВнешнююКомпоненту("Обработка.Компонента.Макет.AddInWindows32", "MyName", ТипВнешнейКомпоненты.Native);</text:p>
      <text:p text:style-name="Preformatted_20_Text">ИначеЕсли СисИнфо.ТипПлатформы = ТипПлатформы.Windows_x86_64 Тогда</text:p>
      <text:p text:style-name="Preformatted_20_Text"><text:s text:c="4"/>ПодключитьВнешнююКомпоненту("Обработка.Компонента.Макет.AddInWindows64", "MyName", ТипВнешнейКомпоненты.Native);</text:p>
      <text:p text:style-name="Preformatted_20_Text">ИначеЕсли СисИнфо.ТипПлатформы = ТипПлатформы.Linux_x86 Тогда</text:p>
      <text:p text:style-name="Preformatted_20_Text"><text:s text:c="4"/>ПодключитьВнешнююКомпоненту("Обработка.Компонента.Макет.AddInLinux32", "MyName", ТипВнешнейКомпоненты.Native);</text:p>
      <text:p text:style-name="Preformatted_20_Text">Иначе</text:p>
      <text:p text:style-name="Preformatted_20_Text"><text:s text:c="4"/>ПодключитьВнешнююКомпоненту("Обработка.Компонента.Макет.AddInLinux64", "MyName", ТипВнешнейКомпоненты.Native);</text:p>
      <text:p text:style-name="Preformatted_20_Text">КонецЕсли;</text:p>
      <text:p text:style-name="P1">ОбъектКомпоненты = Новый("AddIn.MyName.ComponentExtension");</text:p>
      <text:p text:style-name="Text_20_body">Примечание. Следует обратить внимание на формирование параметра в команде Новый.</text:p>
      <text:h text:style-name="Heading_20_4" text:outline-level="4"><text:bookmark text:name="TI000001203"/><text:bookmark text:name="IssOgl3_35.7.1.4_Загрузка_из_информационной_базы"/>35.7.1.4. Загрузка из информационной базы</text:h>
      <text:p text:style-name="Text_20_body">В информационной базе должен быть справочник ВнешниеКомпоненты и реквизиты для указанных названий с типом ХранилищеЗначения с файлами внешних компонент.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<text:soft-page-break/>Перем Ссылка;</text:p>
      <text:p text:style-name="Preformatted_20_Text">СисИнфо = Новый СистемнаяИнформация;</text:p>
      <text:p text:style-name="Preformatted_20_Text">Если СисИнфо.ТипПлатформы = ТипПлатформы.Windows_x86 Тогда</text:p>
      <text:p text:style-name="Preformatted_20_Text"><text:s text:c="4"/>Ссылка = ПолучитьНавигационнуюСсылку(Справочники.ВнешниеКомпоненты.НайтиПоКоду("000000001"), "КомпонентаWindows32");</text:p>
      <text:p text:style-name="Preformatted_20_Text">ИначеЕсли СисИнфо.ТипПлатформы = ТипПлатформы.Windows_x86_64 Тогда</text:p>
      <text:p text:style-name="Preformatted_20_Text"><text:s text:c="4"/>Ссылка = ПолучитьНавигационнуюСсылку(Справочники.ВнешниеКомпоненты.НайтиПоКоду("000000001"), "КомпонентаWindows64");</text:p>
      <text:p text:style-name="Preformatted_20_Text">ИначеЕсли СисИнфо.ТипПлатформы = ТипПлатформы.Linux_x86 Тогда</text:p>
      <text:p text:style-name="Preformatted_20_Text"><text:s text:c="4"/>Ссылка = ПолучитьНавигационнуюСсылку(Справочники.ВнешниеКомпоненты.НайтиПоКоду("000000001"), "КомпонентаLinux32");</text:p>
      <text:p text:style-name="Preformatted_20_Text">Иначе</text:p>
      <text:p text:style-name="Preformatted_20_Text"><text:s text:c="4"/>Ссылка = ПолучитьНавигационнуюСсылку(Справочники.ВнешниеКомпоненты.НайтиПоКоду("000000001"), "КомпонентаLinux64");</text:p>
      <text:p text:style-name="Preformatted_20_Text">КонецЕсли;</text:p>
      <text:p text:style-name="Preformatted_20_Text">ПодключитьВнешнююКомпоненту(Ссылка, "MyName", ТипВнешнейКомпоненты.Native);</text:p>
      <text:p text:style-name="P1">ОбъектКомпоненты = Новый("AddIn.MyName.ComponentExtension");</text:p>
      <text:p text:style-name="Text_20_body">Примечание. Следует обратить внимание на формирование параметра в команде Новый.</text:p>
      <text:p text:style-name="Text_20_body">В рассмотренных примерах работы с внешними компонентами по технологии Native API также можно подключать внешние компоненты, реализованные с использованием технологии COM только для ОС Windows.</text:p>
      <text:h text:style-name="Heading_20_4" text:outline-level="4"><text:bookmark text:name="TI000001204"/><text:bookmark text:name="IssOgl3_35.7.1.5_Подключить_компоненту_из_zip-архива"/>35.7.1.5. Подключить компоненту из zip-архива</text:h>
      <text:p text:style-name="Text_20_body">В конфигурации должен быть общий макет с именем ДрайверСканераШтрихКодов с типом ДвоичныеДанные. В макете находится zip-архив особой структуры, в котором содержатся внешние компоненты для всех поддерживаемых операционных систем, браузеров и архитектур процессоров.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ПодключитьВнешнююКомпоненту("ОбщийМакет.ДрайверСканераШтрихкодов", "Сканер");</text:p>
      <text:p text:style-name="P1">Компонента = Новый("AddIn.Сканер.BarcodeReader");</text:p>
      <text:p text:style-name="Text_20_body">Примечание. Следует обратить внимание на формирование параметра в команде Новый.</text:p>
      <text:h text:style-name="Heading_20_3" text:outline-level="3"><text:bookmark text:name="TI000001205"/><text:bookmark text:name="IssOgl2_35.7.2_COM-технология"/>35.7.2. COM-технология</text:h>
      <text:h text:style-name="Heading_20_4" text:outline-level="4"><text:bookmark text:name="TI000001206"/><text:bookmark text:name="IssOgl3_35.7.2.1_Загрузить_внешнюю_компоненту"/>35.7.2.1. Загрузить внешнюю компоненту</text:h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ЗагрузитьВнешнююКомпоненту("MyComponent.dll");</text:p>
      <text:p text:style-name="P1">Компонента = Новый("AddIn.ComponentExtension");</text:p>
      <text:h text:style-name="Heading_20_4" text:outline-level="4"><text:bookmark text:name="TI000001207"/><text:bookmark text:name="IssOgl3_35.7.2.2_Подключить_внешнюю_компоненту"/>35.7.2.2. Подключить внешнюю компоненту</text:h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ПодключитьВнешнююКомпоненту("AddIn.MyObject");</text:p>
      <text:p text:style-name="P1">Компонента = Новый("AddIn.ComponentExtension");</text:p>
      <text:p text:style-name="Text_20_body">Примечание. Команда ЗагрузитьВнешнююКомпоненту() используется для совместимости с предыдущими версиями «1С:Предприятия»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08:13:06.552775323</dc:date>
    <meta:editing-duration>PT55M9S</meta:editing-duration>
    <meta:editing-cycles>43</meta:editing-cycles>
    <meta:generator>LibreOffice/5.1.6.2$Linux_X86_64 LibreOffice_project/10m0$Build-2</meta:generator>
    <meta:document-statistic meta:table-count="0" meta:image-count="0" meta:object-count="0" meta:page-count="6" meta:paragraph-count="149" meta:word-count="1716" meta:character-count="15914" meta:non-whitespace-character-count="14287"/>
  </office:meta>
</office:document-meta>
</file>